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400000296A9061962FD7AF6D3.png" manifest:media-type="image/png"/>
  <manifest:file-entry manifest:full-path="Pictures/10000000000001C10000017C17C3EB40BF6D17F9.png" manifest:media-type="image/png"/>
  <manifest:file-entry manifest:full-path="Pictures/1000000000000216000002021AC7268847F68C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555" officeooo:paragraph-rsid="00177555"/>
    </style:style>
    <style:style style:name="P2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ize="22pt" fo:font-weight="bold" officeooo:rsid="00177555" officeooo:paragraph-rsid="00177555" style:font-weight-asian="bold" style:font-weight-complex="bold"/>
    </style:style>
    <style:style style:name="P3" style:family="paragraph" style:parent-style-name="Standard">
      <style:text-properties fo:font-size="22pt" fo:font-weight="bold" officeooo:rsid="00177555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ifrado ATBASH</text:p>
      <text:p text:style-name="P1"/>
      <text:p text:style-name="P1"><draw:frame draw:style-name="fr2" draw:name="Imagen1" text:anchor-type="char" svg:x="3.445cm" svg:y="0.356cm" svg:width="9.447cm" svg:height="9.093cm" draw:z-index="0"><draw:image xlink:href="Pictures/1000000000000216000002021AC7268847F68C7D.png" xlink:type="simple" xlink:show="embed" xlink:actuate="onLoad" draw:mime-type="image/png"/></draw:frame></text:p>
      <text:p text:style-name="P1"/>
      <text:p text:style-name="P2">Cifrado CESAR</text:p>
      <text:p text:style-name="Standard"/>
      <text:p text:style-name="Standard"><draw:frame draw:style-name="fr2" draw:name="Imagen2" text:anchor-type="char" svg:x="0.155cm" svg:y="0.609cm" svg:width="17cm" svg:height="9.472cm" draw:z-index="1"><draw:image xlink:href="Pictures/10000000000004A400000296A9061962FD7AF6D3.png" xlink:type="simple" xlink:show="embed" xlink:actuate="onLoad" draw:mime-type="image/png"/></draw:frame></text:p>
      <text:p text:style-name="Standard"/>
      <text:p text:style-name="Standard"/>
      <text:p text:style-name="P4"/>
      <text:p text:style-name="Standard"/>
      <text:p text:style-name="P2">Cifrado POLIBIO</text:p>
      <text:p text:style-name="Standard"/>
      <text:p text:style-name="Standard"><draw:frame draw:style-name="fr1" draw:name="Imagen3" text:anchor-type="char" svg:width="11.88cm" svg:height="10.054cm" draw:z-index="2"><draw:image xlink:href="Pictures/10000000000001C10000017C17C3EB40BF6D17F9.png" xlink:type="simple" xlink:show="embed" xlink:actuate="onLoad" draw:mime-type="image/png"/></draw:frame></text:p>
      <text:p text:style-name="Standard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1:03:19.206182826</meta:creation-date>
    <dc:date>2025-03-11T21:07:42.105135655</dc:date>
    <meta:editing-duration>PT4M23S</meta:editing-duration>
    <meta:editing-cycles>1</meta:editing-cycles>
    <meta:document-statistic meta:table-count="0" meta:image-count="3" meta:object-count="0" meta:page-count="2" meta:paragraph-count="3" meta:word-count="6" meta:character-count="42" meta:non-whitespace-character-count="39"/>
    <meta:generator>LibreOffice/7.3.7.2$Linux_X86_64 LibreOffice_project/30$Build-2</meta:generator>
  </office:meta>
</office:document-meta>
</file>